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Preformatted_20_Text">
      <style:paragraph-properties fo:margin-left="0cm" fo:margin-right="0cm" fo:margin-top="0cm" fo:margin-bottom="0.499cm" fo:text-indent="0cm" style:auto-text-indent="false"/>
    </style:style>
    <style:style style:name="P6" style:family="paragraph" style:parent-style-name="Preformatted_20_Text">
      <style:paragraph-properties fo:margin-left="0cm" fo:margin-right="0cm" fo:margin-top="0cm" fo:margin-bottom="0cm" fo:text-indent="0cm" style:auto-text-indent="false"/>
    </style:style>
    <style:style style:name="T1" style:family="text">
      <style:text-properties fo:color="#800000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8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e des colleurs de Math en MPI 2023-24</text:p>
      <text:p text:style-name="P1"/>
      <text:p text:style-name="P3">BOYER Jy <text:s text:c="3"/><text:a xlink:type="simple" xlink:href="https://webmail.sfr.fr/main.html#" text:style-name="Internet_20_link" text:visited-style-name="Visited_20_Internet_20_Link">jeanyvesboyer@wanadoo.fr</text:a> </text:p>
      <text:p text:style-name="P3"/>
      <text:p text:style-name="P3">CARRON C <text:a xlink:type="simple" xlink:href="https://webmail.sfr.fr/main.html#" text:style-name="Internet_20_link" text:visited-style-name="Visited_20_Internet_20_Link">francis.caron8@wanadoo.fr</text:a> </text:p>
      <text:p text:style-name="P3"/>
      <text:p text:style-name="P3">COZAR L <text:s text:c="3"/><text:a xlink:type="simple" xlink:href="https://webmail.sfr.fr/main.html#" text:style-name="Internet_20_link" text:visited-style-name="Visited_20_Internet_20_Link">lionel.cozar@orange.fr</text:a> <text:s/></text:p>
      <text:p text:style-name="P3"/>
      <text:p text:style-name="P3">FAVENNEC D <text:s/><text:a xlink:type="simple" xlink:href="https://webmail.sfr.fr/main.html#" text:style-name="Internet_20_link" text:visited-style-name="Visited_20_Internet_20_Link">favennec@lastree.net</text:a> </text:p>
      <text:p text:style-name="P3"/>
      <text:p text:style-name="P3">JEANJEAN J <text:s text:c="2"/><text:a xlink:type="simple" xlink:href="https://webmail.sfr.fr/main.html#" text:style-name="Internet_20_link" text:visited-style-name="Visited_20_Internet_20_Link">jacques.jeanjean@wanadoo.fr</text:a> </text:p>
      <text:p text:style-name="P3"/>
      <text:p text:style-name="P3">TASTET Y <text:s/><text:a xlink:type="simple" xlink:href="https://webmail.sfr.fr/main.html#" text:style-name="Internet_20_link" text:visited-style-name="Visited_20_Internet_20_Link">yves.tastet@laposte.net</text:a> </text:p>
      <text:p text:style-name="P3"/>
      <text:p text:style-name="P3">TEULIE O <text:s text:c="2"/><text:a xlink:type="simple" xlink:href="https://webmail.sfr.fr/main.html#" text:style-name="Internet_20_link" text:visited-style-name="Visited_20_Internet_20_Link">olivier.teulie@wanadoo.fr</text:a></text:p>
      <text:p text:style-name="P3"/>
      <text:p text:style-name="P3">Mme DUCRET A <text:a xlink:type="simple" xlink:href="https://webmail.sfr.fr/main.html#" text:style-name="Internet_20_link" text:visited-style-name="Visited_20_Internet_20_Link">annabelle.ducret@etu.u-bordeaux.f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24T12:04:53.93</meta:creation-date>
    <meta:generator>OpenOffice/4.1.7$Win32 OpenOffice.org_project/417m1$Build-9800</meta:generator>
    <dc:date>2023-09-26T17:06:21.21</dc:date>
    <meta:editing-duration>PT34M41S</meta:editing-duration>
    <meta:editing-cycles>2</meta:editing-cycles>
    <meta:document-statistic meta:table-count="0" meta:image-count="0" meta:object-count="0" meta:page-count="1" meta:paragraph-count="9" meta:word-count="33" meta:character-count="339"/>
  </office:meta>
</office:document-meta>
</file>